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16cf9d"/>
    </style:style>
    <style:style style:name="P2" style:family="paragraph" style:parent-style-name="Standard">
      <style:paragraph-properties fo:line-height="115%"/>
      <style:text-properties officeooo:paragraph-rsid="0016cf9d"/>
    </style:style>
    <style:style style:name="P3" style:family="paragraph" style:parent-style-name="Standard">
      <style:paragraph-properties fo:line-height="115%"/>
      <style:text-properties officeooo:rsid="002433ac" officeooo:paragraph-rsid="0016cf9d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2577b6" officeooo:paragraph-rsid="0016cf9d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16cf9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16cf9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2pt" fo:language="en" fo:country="US" officeooo:paragraph-rsid="0016cf9d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6cf9d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a62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ac"/>
    </style:style>
    <style:style style:name="T3" style:family="text">
      <style:text-properties fo:language="en" fo:country="US" officeooo:rsid="0014a375"/>
    </style:style>
    <style:style style:name="T4" style:family="text">
      <style:text-properties officeooo:rsid="002433ac"/>
    </style:style>
    <style:style style:name="T5" style:family="text">
      <style:text-properties officeooo:rsid="001365b5"/>
    </style:style>
    <style:style style:name="T6" style:family="text">
      <style:text-properties officeooo:rsid="0014a375"/>
    </style:style>
    <style:style style:name="T7" style:family="text">
      <style:text-properties officeooo:rsid="001869d5"/>
    </style:style>
    <style:style style:name="T8" style:family="text">
      <style:text-properties officeooo:rsid="001a62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Arabambi, Samson Babatunde</text:p>
      <text:p text:style-name="P6">Pharmacist</text:p>
      <text:p text:style-name="P2"><text:span text:style-name="T3">22nd</text:span><text:span text:style-name="T1"> </text:span><text:span text:style-name="T3">October</text:span><text:span text:style-name="T2">, </text:span><text:span text:style-name="T1">2</text:span>02<text:span text:style-name="T4">4</text:span><text:span text:style-name="T1">.</text:span></text:p>
      <text:p text:style-name="P2">Human Resource Manager, </text:p>
      <text:p text:style-name="P3"><text:span text:style-name="T8">Greenlife Pharmaceutical Ltd</text:span>,</text:p>
      <text:p text:style-name="P2">Nigeria<text:span text:style-name="T1">,</text:span></text:p>
      <text:p text:style-name="P2"/>
      <text:p text:style-name="P2">Dear Sir, </text:p>
      <text:p text:style-name="P2"/>
      <text:p text:style-name="P9">As a collaborative and solution-oriented pharmacist, I would like to express my sincere interest in the position of <text:span text:style-name="T8">Pharmaceutical Sales Representative </text:span><text:span text:style-name="T6">(Ibadan) </text:span>at <text:span text:style-name="T8">Greenlife Pharmaceutical </text:span><text:span text:style-name="T6"><text:s/>Limited</text:span>.</text:p>
      <text:p text:style-name="P1"/>
      <text:p text:style-name="P1">As an accomplished and result-oriented professional, I believe my expertise aligns closely with the roles outlined in your advertisement.</text:p>
      <text:p text:style-name="P1"/>
      <text:p text:style-name="P1">With years of clinical experience, my background includes working as a clinician in the retail/community pharmacy world and overseeing a wholesale outlet to achieve the goal of meeting the demands of drug stores in and out of Oyo state which also contributes to an increase in profit margin. </text:p>
      <text:p text:style-name="P1"/>
      <text:p text:style-name="P1">My roles <text:span text:style-name="T5">over the years </text:span>include working as a Superintendent Pharmacist, Pharmacy Manager and <text:span text:style-name="T8">Community Pharmacist</text:span>.</text:p>
      <text:p text:style-name="P1"/>
      <text:p text:style-name="P1">I also worked in my role as an intern pharmacist at University College Hospital (UCH), where I delivered quality pharmaceutical care services to clients hence improving their health outcomes. These were done through an efficient supply of medicines and client-oriented services to promote appropriate use.</text:p>
      <text:p text:style-name="P1"/>
      <text:p text:style-name="P1">My proven selling skills and efficient communication have helped me a great deal in building a robust customer base at my current place of work which translates to incredible sales every month.</text:p>
      <text:p text:style-name="P1"/>
      <text:p text:style-name="P1">My proven success in human management and patient-oriented goals will help me contribute immensely to your success as a firm.</text:p>
      <text:p text:style-name="P1"/>
      <text:p text:style-name="P1">Thank you for your consideration and favorable response.</text:p>
      <text:p text:style-name="P1">I look forward to hearing from you soon.</text:p>
      <text:p text:style-name="P1"/>
      <text:p text:style-name="P1">Yours Faithfully,</text:p>
      <text:p text:style-name="P4"><text:span text:style-name="T7">Pharm. </text:span>Arabambi Samson B.</text:p>
      <text:p text:style-name="P1"/>
      <text:p text:style-name="P1"/>
      <text:p text:style-name="P1"/>
      <text:p text:style-name="P1"/>
      <text:p text:style-name="P2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13.254470202</meta:creation-date>
    <dc:date>2024-11-04T12:07:28.817009115</dc:date>
    <meta:editing-duration>PT50M4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244" meta:character-count="1628" meta:non-whitespace-character-count="1398"/>
  </office:meta>
</office:document-meta>
</file>